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3268in" svg:y="0.2484in">
            <draw:object draw:notify-on-update-of-ranges="Sheet1.A1:Sheet1.A1 Sheet1.A2:Sheet1.A241 Sheet1.B1:Sheet1.B1 Sheet1.B2:Sheet1.B241 Sheet1.A1:Sheet1.A1 Sheet1.A2:Sheet1.A241 Sheet1.C1:Sheet1.C1 Sheet1.C2:Sheet1.C2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Chrome 136</text:p>
          </table:table-cell>
          <table:table-cell office:value-type="string" calcext:value-type="string">
            <text:p>Firefox 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87" calcext:value-type="float">
            <text:p>18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30" calcext:value-type="float">
            <text:p>23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46" calcext:value-type="float">
            <text:p>24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53" calcext:value-type="float">
            <text:p>25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57" calcext:value-type="float">
            <text:p>25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69" calcext:value-type="float">
            <text:p>26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79" calcext:value-type="float">
            <text:p>27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94" calcext:value-type="float">
            <text:p>29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313" calcext:value-type="float">
            <text:p>31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329" calcext:value-type="float">
            <text:p>3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354" calcext:value-type="float">
            <text:p>35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362" calcext:value-type="float">
            <text:p>36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64" calcext:value-type="float">
            <text:p>3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80" calcext:value-type="float">
            <text:p>3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391" calcext:value-type="float">
            <text:p>39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93" calcext:value-type="float">
            <text:p>39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404" calcext:value-type="float">
            <text:p>4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425" calcext:value-type="float">
            <text:p>42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423" calcext:value-type="float">
            <text:p>42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34" calcext:value-type="float">
            <text:p>4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432" calcext:value-type="float">
            <text:p>43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30" calcext:value-type="float">
            <text:p>43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449" calcext:value-type="float">
            <text:p>4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451" calcext:value-type="float">
            <text:p>45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455" calcext:value-type="float">
            <text:p>45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474" calcext:value-type="float">
            <text:p>47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468" calcext:value-type="float">
            <text:p>4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479" calcext:value-type="float">
            <text:p>47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471" calcext:value-type="float">
            <text:p>47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83" calcext:value-type="float">
            <text:p>48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84" calcext:value-type="float">
            <text:p>48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560" calcext:value-type="float">
            <text:p>56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568" calcext:value-type="float">
            <text:p>56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567" calcext:value-type="float">
            <text:p>5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580" calcext:value-type="float">
            <text:p>58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573" calcext:value-type="float">
            <text:p>57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591" calcext:value-type="float">
            <text:p>5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582" calcext:value-type="float">
            <text:p>5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593" calcext:value-type="float">
            <text:p>59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580" calcext:value-type="float">
            <text:p>5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591" calcext:value-type="float">
            <text:p>5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630" calcext:value-type="float">
            <text:p>63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624" calcext:value-type="float">
            <text:p>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617" calcext:value-type="float">
            <text:p>61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626" calcext:value-type="float">
            <text:p>62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646" calcext:value-type="float">
            <text:p>64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670" calcext:value-type="float">
            <text:p>67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651" calcext:value-type="float">
            <text:p>65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664" calcext:value-type="float">
            <text:p>6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672" calcext:value-type="float">
            <text:p>67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685" calcext:value-type="float">
            <text:p>6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694" calcext:value-type="float">
            <text:p>69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699" calcext:value-type="float">
            <text:p>6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696" calcext:value-type="float">
            <text:p>69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710" calcext:value-type="float">
            <text:p>7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733" calcext:value-type="float">
            <text:p>73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720" calcext:value-type="float">
            <text:p>72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790" calcext:value-type="float">
            <text:p>79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746" calcext:value-type="float">
            <text:p>74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792" calcext:value-type="float">
            <text:p>79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809" calcext:value-type="float">
            <text:p>80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793" calcext:value-type="float">
            <text:p>79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785" calcext:value-type="float">
            <text:p>78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817" calcext:value-type="float">
            <text:p>8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818" calcext:value-type="float">
            <text:p>8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815" calcext:value-type="float">
            <text:p>81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841" calcext:value-type="float">
            <text:p>84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808" calcext:value-type="float">
            <text:p>8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850" calcext:value-type="float">
            <text:p>8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806" calcext:value-type="float">
            <text:p>8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832" calcext:value-type="float">
            <text:p>8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823" calcext:value-type="float">
            <text:p>8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727" calcext:value-type="float">
            <text:p>72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768" calcext:value-type="float">
            <text:p>76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755" calcext:value-type="float">
            <text:p>75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794" calcext:value-type="float">
            <text:p>79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785" calcext:value-type="float">
            <text:p>78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862" calcext:value-type="float">
            <text:p>8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817" calcext:value-type="float">
            <text:p>81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818" calcext:value-type="float">
            <text:p>81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891" calcext:value-type="float">
            <text:p>89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864" calcext:value-type="float">
            <text:p>8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903" calcext:value-type="float">
            <text:p>9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827" calcext:value-type="float">
            <text:p>82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838" calcext:value-type="float">
            <text:p>83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853" calcext:value-type="float">
            <text:p>85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835" calcext:value-type="float">
            <text:p>83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906" calcext:value-type="float">
            <text:p>90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906" calcext:value-type="float">
            <text:p>90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914" calcext:value-type="float">
            <text:p>91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927" calcext:value-type="float">
            <text:p>92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895" calcext:value-type="float">
            <text:p>89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900" calcext:value-type="float">
            <text:p>9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945" calcext:value-type="float">
            <text:p>94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958" calcext:value-type="float">
            <text:p>9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934" calcext:value-type="float">
            <text:p>9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980" calcext:value-type="float">
            <text:p>9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976" calcext:value-type="float">
            <text:p>97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972" calcext:value-type="float">
            <text:p>97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991" calcext:value-type="float">
            <text:p>99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987" calcext:value-type="float">
            <text:p>98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987" calcext:value-type="float">
            <text:p>98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1014" calcext:value-type="float">
            <text:p>10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1044" calcext:value-type="float">
            <text:p>10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1026" calcext:value-type="float">
            <text:p>102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1049" calcext:value-type="float">
            <text:p>104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001" calcext:value-type="float">
            <text:p>10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1019" calcext:value-type="float">
            <text:p>10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051" calcext:value-type="float">
            <text:p>10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032" calcext:value-type="float">
            <text:p>103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1078" calcext:value-type="float">
            <text:p>107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1070" calcext:value-type="float">
            <text:p>107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1023" calcext:value-type="float">
            <text:p>10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1060" calcext:value-type="float">
            <text:p>106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1082" calcext:value-type="float">
            <text:p>108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1086" calcext:value-type="float">
            <text:p>108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042" calcext:value-type="float">
            <text:p>104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071" calcext:value-type="float">
            <text:p>107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097" calcext:value-type="float">
            <text:p>10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165" calcext:value-type="float">
            <text:p>11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1188" calcext:value-type="float">
            <text:p>118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1179" calcext:value-type="float">
            <text:p>117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094" calcext:value-type="float">
            <text:p>109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1200" calcext:value-type="float">
            <text:p>12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1126" calcext:value-type="float">
            <text:p>11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1191" calcext:value-type="float">
            <text:p>119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173" calcext:value-type="float">
            <text:p>117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1134" calcext:value-type="float">
            <text:p>113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1240" calcext:value-type="float">
            <text:p>124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1237" calcext:value-type="float">
            <text:p>123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1210" calcext:value-type="float">
            <text:p>12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1205" calcext:value-type="float">
            <text:p>120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1146" calcext:value-type="float">
            <text:p>114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1397" calcext:value-type="float">
            <text:p>139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1325" calcext:value-type="float">
            <text:p>132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1131" calcext:value-type="float">
            <text:p>113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1147" calcext:value-type="float">
            <text:p>114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1443" calcext:value-type="float">
            <text:p>144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1353" calcext:value-type="float">
            <text:p>13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1263" calcext:value-type="float">
            <text:p>126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1260" calcext:value-type="float">
            <text:p>12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1407" calcext:value-type="float">
            <text:p>14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1253" calcext:value-type="float">
            <text:p>12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1406" calcext:value-type="float">
            <text:p>14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1334" calcext:value-type="float">
            <text:p>13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1342" calcext:value-type="float">
            <text:p>134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1317" calcext:value-type="float">
            <text:p>13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1196" calcext:value-type="float">
            <text:p>119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1209" calcext:value-type="float">
            <text:p>120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1222" calcext:value-type="float">
            <text:p>12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1247" calcext:value-type="float">
            <text:p>124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1173" calcext:value-type="float">
            <text:p>117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1288" calcext:value-type="float">
            <text:p>128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1175" calcext:value-type="float">
            <text:p>117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1311" calcext:value-type="float">
            <text:p>1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1208" calcext:value-type="float">
            <text:p>12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1232" calcext:value-type="float">
            <text:p>123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1419" calcext:value-type="float">
            <text:p>14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1187" calcext:value-type="float">
            <text:p>118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1389" calcext:value-type="float">
            <text:p>13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1314" calcext:value-type="float">
            <text:p>13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1388" calcext:value-type="float">
            <text:p>138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1356" calcext:value-type="float">
            <text:p>13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1297" calcext:value-type="float">
            <text:p>129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1212" calcext:value-type="float">
            <text:p>121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1365" calcext:value-type="float">
            <text:p>136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1513" calcext:value-type="float">
            <text:p>15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1341" calcext:value-type="float">
            <text:p>13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1309" calcext:value-type="float">
            <text:p>130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1314" calcext:value-type="float">
            <text:p>13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1313" calcext:value-type="float">
            <text:p>13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1242" calcext:value-type="float">
            <text:p>12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1249" calcext:value-type="float">
            <text:p>124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1288" calcext:value-type="float">
            <text:p>128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1324" calcext:value-type="float">
            <text:p>13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1342" calcext:value-type="float">
            <text:p>134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1370" calcext:value-type="float">
            <text:p>137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1280" calcext:value-type="float">
            <text:p>128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1271" calcext:value-type="float">
            <text:p>127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1287" calcext:value-type="float">
            <text:p>128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1424" calcext:value-type="float">
            <text:p>142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1684" calcext:value-type="float">
            <text:p>168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1347" calcext:value-type="float">
            <text:p>134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1375" calcext:value-type="float">
            <text:p>137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1442" calcext:value-type="float">
            <text:p>14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1628" calcext:value-type="float">
            <text:p>16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1453" calcext:value-type="float">
            <text:p>145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1490" calcext:value-type="float">
            <text:p>149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1673" calcext:value-type="float">
            <text:p>167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1866" calcext:value-type="float">
            <text:p>186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1432" calcext:value-type="float">
            <text:p>14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1375" calcext:value-type="float">
            <text:p>13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1807" calcext:value-type="float">
            <text:p>18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1655" calcext:value-type="float">
            <text:p>16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1695" calcext:value-type="float">
            <text:p>16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1645" calcext:value-type="float">
            <text:p>164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1444" calcext:value-type="float">
            <text:p>144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1597" calcext:value-type="float">
            <text:p>15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float" office:value="1421" calcext:value-type="float">
            <text:p>14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float" office:value="1856" calcext:value-type="float">
            <text:p>185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float" office:value="1970" calcext:value-type="float">
            <text:p>197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float" office:value="1638" calcext:value-type="float">
            <text:p>16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float" office:value="1503" calcext:value-type="float">
            <text:p>15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float" office:value="1915" calcext:value-type="float">
            <text:p>19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float" office:value="1448" calcext:value-type="float">
            <text:p>144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float" office:value="1969" calcext:value-type="float">
            <text:p>1969</text:p>
          </table:table-cell>
          <table:table-cell office:value-type="float" office:value="112" calcext:value-type="float">
            <text:p>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1:28:10.476139836</meta:creation-date>
    <dc:date>2025-06-02T11:36:36.351590780</dc:date>
    <meta:editing-duration>PT8M26S</meta:editing-duration>
    <meta:editing-cycles>1</meta:editing-cycles>
    <meta:document-statistic meta:table-count="1" meta:cell-count="723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40" chart:interval-major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3.952cm" style:legend-expansion="high" chart:style-name="ch2"/>
        <chart:plot-area chart:style-name="ch3" table:cell-range-address="Sheet1.A1:Sheet1.C241" chart:data-source-has-labels="row" svg:x="1.331cm" svg:y="0.18cm" svg:width="11.715cm" svg:height="7.659cm">
          <chart:coordinate-region svg:x="2.323cm" svg:y="0.379cm" svg:width="10.444cm" svg:height="6.813cm"/>
          <chart:axis chart:dimension="x" chart:name="primary-x" chart:style-name="ch4">
            <chart:title svg:x="6.562cm" svg:y="8.019cm" chart:style-name="ch5">
              <text:p>Iteration</text:p>
            </chart:title>
          </chart:axis>
          <chart:axis chart:dimension="y" chart:name="primary-y" chart:style-name="ch6">
            <chart:title svg:x="0.451cm" svg:y="5.627cm" chart:style-name="ch7">
              <text:p>getAll(1) duration (ms)</text:p>
            </chart:title>
            <chart:grid chart:style-name="ch8" chart:class="major"/>
          </chart:axis>
          <chart:series chart:style-name="ch9" chart:values-cell-range-address="Sheet1.B2:Sheet1.B241" chart:label-cell-address="Sheet1.B1:Sheet1.B1" chart:class="chart:scatter">
            <chart:domain table:cell-range-address="Sheet1.A2:Sheet1.A241"/>
            <chart:data-point chart:repeated="240"/>
          </chart:series>
          <chart:series chart:style-name="ch10" chart:values-cell-range-address="Sheet1.C2:Sheet1.C241" chart:label-cell-address="Sheet1.C1:Sheet1.C1" chart:class="chart:scatter">
            <chart:data-point chart:repeated="2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rome 136</text:p>
                <draw:g>
                  <svg:desc>Sheet1.B1:Sheet1.B1</svg:desc>
                </draw:g>
              </table:table-cell>
              <table:table-cell office:value-type="string">
                <text:p>Firefox 139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41</svg:desc>
                </draw:g>
              </table:table-cell>
              <table:table-cell office:value-type="float" office:value="83">
                <text:p>83</text:p>
                <draw:g>
                  <svg:desc>Sheet1.B2:Sheet1.B241</svg:desc>
                </draw:g>
              </table:table-cell>
              <table:table-cell office:value-type="float" office:value="121">
                <text:p>121</text:p>
                <draw:g>
                  <svg:desc>Sheet1.C2:Sheet1.C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1">
                <text:p>11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4">
                <text:p>14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8">
                <text:p>15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5">
                <text:p>17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7">
                <text:p>1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8">
                <text:p>1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3">
                <text:p>1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9">
                <text:p>2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6">
                <text:p>2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3">
                <text:p>21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9">
                <text:p>2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7">
                <text:p>2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3">
                <text:p>2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7">
                <text:p>25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9">
                <text:p>2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9">
                <text:p>2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7">
                <text:p>2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3">
                <text:p>3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0">
                <text:p>3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9">
                <text:p>3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0">
                <text:p>3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4">
                <text:p>3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2">
                <text:p>3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4">
                <text:p>36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1">
                <text:p>3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3">
                <text:p>39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06">
                <text:p>40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5">
                <text:p>4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3">
                <text:p>4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4">
                <text:p>4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2">
                <text:p>43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30">
                <text:p>4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49">
                <text:p>44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51">
                <text:p>45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55">
                <text:p>4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74">
                <text:p>4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63">
                <text:p>4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9">
                <text:p>47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71">
                <text:p>47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83">
                <text:p>4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84">
                <text:p>48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98">
                <text:p>49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60">
                <text:p>5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68">
                <text:p>5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67">
                <text:p>5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80">
                <text:p>5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3">
                <text:p>57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91">
                <text:p>5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82">
                <text:p>5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2">
                <text:p>5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93">
                <text:p>59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0">
                <text:p>5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91">
                <text:p>59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0">
                <text:p>6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30">
                <text:p>6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24">
                <text:p>6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17">
                <text:p>61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26">
                <text:p>6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46">
                <text:p>64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70">
                <text:p>6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72">
                <text:p>6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51">
                <text:p>6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64">
                <text:p>6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52">
                <text:p>6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48">
                <text:p>6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72">
                <text:p>6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85">
                <text:p>68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94">
                <text:p>69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99">
                <text:p>6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96">
                <text:p>6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10">
                <text:p>7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33">
                <text:p>7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20">
                <text:p>7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90">
                <text:p>7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46">
                <text:p>7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92">
                <text:p>79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09">
                <text:p>8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93">
                <text:p>79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85">
                <text:p>7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17">
                <text:p>8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18">
                <text:p>81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15">
                <text:p>8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41">
                <text:p>8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08">
                <text:p>8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50">
                <text:p>8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06">
                <text:p>8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32">
                <text:p>8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23">
                <text:p>8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27">
                <text:p>7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73">
                <text:p>77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68">
                <text:p>7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55">
                <text:p>7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94">
                <text:p>79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85">
                <text:p>7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62">
                <text:p>86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17">
                <text:p>8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18">
                <text:p>8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91">
                <text:p>89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64">
                <text:p>8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03">
                <text:p>90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27">
                <text:p>8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38">
                <text:p>8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53">
                <text:p>85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35">
                <text:p>8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06">
                <text:p>90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06">
                <text:p>90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14">
                <text:p>91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27">
                <text:p>9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95">
                <text:p>89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00">
                <text:p>9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45">
                <text:p>9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58">
                <text:p>95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34">
                <text:p>9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80">
                <text:p>9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76">
                <text:p>97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72">
                <text:p>97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91">
                <text:p>99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87">
                <text:p>98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87">
                <text:p>98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64">
                <text:p>9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14">
                <text:p>10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44">
                <text:p>10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26">
                <text:p>10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49">
                <text:p>10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01">
                <text:p>10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19">
                <text:p>101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51">
                <text:p>105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32">
                <text:p>103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78">
                <text:p>10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70">
                <text:p>10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23">
                <text:p>102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60">
                <text:p>10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82">
                <text:p>108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86">
                <text:p>10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42">
                <text:p>10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71">
                <text:p>10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97">
                <text:p>109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165">
                <text:p>11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188">
                <text:p>11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179">
                <text:p>117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94">
                <text:p>109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00">
                <text:p>12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26">
                <text:p>11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91">
                <text:p>119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73">
                <text:p>11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134">
                <text:p>11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240">
                <text:p>12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37">
                <text:p>123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10">
                <text:p>12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05">
                <text:p>12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46">
                <text:p>11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397">
                <text:p>13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325">
                <text:p>13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31">
                <text:p>113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47">
                <text:p>11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43">
                <text:p>14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353">
                <text:p>13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63">
                <text:p>12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60">
                <text:p>12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407">
                <text:p>14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53">
                <text:p>12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406">
                <text:p>14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334">
                <text:p>133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342">
                <text:p>13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317">
                <text:p>13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196">
                <text:p>11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09">
                <text:p>12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22">
                <text:p>12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47">
                <text:p>124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73">
                <text:p>11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88">
                <text:p>12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75">
                <text:p>117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311">
                <text:p>13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08">
                <text:p>120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32">
                <text:p>123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419">
                <text:p>14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87">
                <text:p>11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389">
                <text:p>138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14">
                <text:p>13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388">
                <text:p>13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356">
                <text:p>135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297">
                <text:p>129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12">
                <text:p>12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65">
                <text:p>136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513">
                <text:p>15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341">
                <text:p>13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309">
                <text:p>130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314">
                <text:p>13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313">
                <text:p>13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42">
                <text:p>124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49">
                <text:p>124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88">
                <text:p>128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324">
                <text:p>13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342">
                <text:p>134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370">
                <text:p>13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80">
                <text:p>12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71">
                <text:p>127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87">
                <text:p>128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424">
                <text:p>14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684">
                <text:p>16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347">
                <text:p>134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375">
                <text:p>13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442">
                <text:p>14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628">
                <text:p>16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453">
                <text:p>145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490">
                <text:p>14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673">
                <text:p>16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866">
                <text:p>18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432">
                <text:p>14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375">
                <text:p>13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07">
                <text:p>18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655">
                <text:p>16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695">
                <text:p>16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645">
                <text:p>16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444">
                <text:p>144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597">
                <text:p>159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421">
                <text:p>14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56">
                <text:p>18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970">
                <text:p>19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638">
                <text:p>16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503">
                <text:p>15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915">
                <text:p>19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448">
                <text:p>14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969">
                <text:p>1969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